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A0000002FA40E21BD6BD064A6.png" manifest:media-type="image/png"/>
  <manifest:file-entry manifest:full-path="Pictures/100014F300000B72000003EBC5485B33DDF0B0CF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기본값">
        <draw:frame draw:style-name="gr1" draw:text-style-name="P1" draw:layer="layout" svg:width="14.616cm" svg:height="5cm" svg:x="0cm" svg:y="0cm">
          <draw:image xlink:href="Pictures/100014F300000B72000003EBC5485B33DDF0B0CF.svg" xlink:type="simple" xlink:show="embed" xlink:actuate="onLoad" draw:mime-type="image/svg+xml">
            <text:p/>
          </draw:image>
          <draw:image xlink:href="Pictures/100002010000008A0000002FA40E21BD6BD064A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맑은 고딕1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1" style:font-family-asian="'맑은 고딕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62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31T13:55:38.205000000</meta:creation-date>
    <dc:date>2021-12-31T13:56:54.406000000</dc:date>
    <meta:editing-duration>PT1M17S</meta:editing-duration>
    <meta:editing-cycles>1</meta:editing-cycles>
    <meta:document-statistic meta:object-count="1"/>
    <meta:generator>LibreOffice/7.1.4.2$Windows_X86_64 LibreOffice_project/a529a4fab45b75fefc5b6226684193eb000654f6</meta:generator>
  </office:meta>
</office:document-meta>
</file>